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-one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~~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"Hup!!"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~, will Nyan-chan show me her
embarrassing pee-pee scene~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"incident"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"fun"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4+01:00</meta:creation-date>
    <dc:date>2019-12-07T13:0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